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57H13M23.727051S" calcext:value-type="time">
            <text:p>1457:13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5H38M13.263S" calcext:value-type="time">
            <text:p>05:38</text:p>
          </table:table-cell>
          <table:table-cell table:style-name="ce3"/>
          <table:table-cell office:value-type="string" calcext:value-type="string">
            <text:p>Hourglass timer fixes/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13H44M37.076S" calcext:value-type="time">
            <text:p>13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08:03:33.7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5T13:16:27.605000000</dc:date>
    <meta:editing-duration>P64DT19H1M27S</meta:editing-duration>
    <meta:editing-cycles>1712</meta:editing-cycles>
    <meta:generator>LibreOffice/7.2.6.2$Windows_X86_64 LibreOffice_project/b0ec3a565991f7569a5a7f5d24fed7f52653d754</meta:generator>
    <dc:creator>Benjamin Laws</dc:creator>
    <meta:document-statistic meta:table-count="2" meta:cell-count="2051" meta:object-count="0"/>
  </office:meta>
</office:document-meta>
</file>